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eeeeee" draw:textarea-horizontal-align="justify" draw:textarea-vertical-align="middle" draw:auto-grow-height="false" fo:min-height="7.55cm" fo:min-width="4.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15cm" fo:min-width="3cm"/>
    </style:style>
    <style:style style:name="gr3" style:family="graphic" style:parent-style-name="objectwithoutfill">
      <style:graphic-properties draw:fill="solid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r2" style:family="presentation" style:parent-style-name="Default-title">
      <style:graphic-properties fo:min-height="2.629cm"/>
      <style:paragraph-properties style:writing-mode="lr-tb"/>
    </style:style>
    <style:style style:name="pr3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eeeeee"/>
      <style:paragraph-properties fo:text-align="center"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5cm" svg:height="7.8cm" svg:x="11cm" svg:y="2.6cm">
          <text:p text:style-name="P1">8 Bit ALU 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cm" svg:height="0.8cm" svg:x="7cm" svg:y="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3" draw:layer="layout" svg:width="4cm" svg:height="0.8cm" svg:x="7cm" svg:y="3.0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3" draw:layer="layout" svg:width="4cm" svg:height="0.8cm" svg:x="7cm" svg:y="9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3" draw:layer="layout" svg:width="4cm" svg:height="0.8cm" svg:x="16cm" svg:y="3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3" draw:layer="layout" svg:width="4cm" svg:height="0.8cm" svg:x="16cm" svg:y="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3" draw:layer="layout" svg:width="4cm" svg:height="0.8cm" svg:x="7cm" svg:y="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3" draw:text-style-name="P4" draw:layer="layout" svg:x1="9.4cm" svg:y1="2.6cm" svg:x2="8.6cm" svg:y2="3.801cm">
          <text:p/>
        </draw:line>
        <draw:line draw:style-name="gr3" draw:text-style-name="P4" draw:layer="layout" svg:x1="9.4cm" svg:y1="5cm" svg:x2="8.8cm" svg:y2="6cm">
          <text:p/>
        </draw:line>
        <draw:line draw:style-name="gr3" draw:text-style-name="P4" draw:layer="layout" svg:x1="9.4cm" svg:y1="8.8cm" svg:x2="8.8cm" svg:y2="10cm">
          <text:p/>
        </draw:line>
        <draw:line draw:style-name="gr3" draw:text-style-name="P4" draw:layer="layout" svg:x1="18.2cm" svg:y1="3cm" svg:x2="17.8cm" svg:y2="4.2cm">
          <text:p/>
        </draw:line>
        <draw:line draw:style-name="gr3" draw:text-style-name="P4" draw:layer="layout" svg:x1="18.2cm" svg:y1="7.2cm" svg:x2="17.6cm" svg:y2="9.2cm">
          <text:p/>
        </draw:line>
        <draw:frame draw:style-name="gr4" draw:text-style-name="P5" draw:layer="layout" svg:width="2.4cm" svg:height="0.962cm" svg:x="9.4cm" svg:y="1.8cm">
          <draw:text-box>
            <text:p>8</text:p>
          </draw:text-box>
        </draw:frame>
        <draw:frame draw:style-name="gr4" draw:text-style-name="P5" draw:layer="layout" svg:width="2.4cm" svg:height="0.962cm" svg:x="9.4cm" svg:y="4.038cm">
          <draw:text-box>
            <text:p>8</text:p>
          </draw:text-box>
        </draw:frame>
        <draw:frame draw:style-name="gr4" draw:text-style-name="P5" draw:layer="layout" svg:width="1.4cm" svg:height="0.962cm" svg:x="8.4cm" svg:y="8.438cm">
          <draw:text-box>
            <text:p>3</text:p>
          </draw:text-box>
        </draw:frame>
        <draw:frame draw:style-name="gr4" draw:text-style-name="P5" draw:layer="layout" svg:width="2.4cm" svg:height="0.962cm" svg:x="17cm" svg:y="7.038cm">
          <draw:text-box>
            <text:p>5</text:p>
          </draw:text-box>
        </draw:frame>
        <draw:frame draw:style-name="gr4" draw:text-style-name="P5" draw:layer="layout" svg:width="2.4cm" svg:height="0.962cm" svg:x="17.2cm" svg:y="2.438cm">
          <draw:text-box>
            <text:p>8</text:p>
          </draw:text-box>
        </draw:frame>
        <draw:frame draw:style-name="gr4" draw:text-style-name="P5" draw:layer="layout" svg:width="2.6cm" svg:height="0.962cm" svg:x="4.4cm" svg:y="2.838cm">
          <draw:text-box>
            <text:p>Input a</text:p>
          </draw:text-box>
        </draw:frame>
        <draw:frame draw:style-name="gr4" draw:text-style-name="P5" draw:layer="layout" svg:width="2.6cm" svg:height="0.962cm" svg:x="4.6cm" svg:y="4.838cm">
          <draw:text-box>
            <text:p>Input b</text:p>
          </draw:text-box>
        </draw:frame>
        <draw:frame draw:style-name="gr5" draw:text-style-name="P5" draw:layer="layout" svg:width="2.6cm" svg:height="1.673cm" svg:x="4.6cm" svg:y="8.527cm">
          <draw:text-box>
            <text:p>Control signal</text:p>
          </draw:text-box>
        </draw:frame>
        <draw:frame draw:style-name="gr4" draw:text-style-name="P5" draw:layer="layout" svg:width="2.6cm" svg:height="0.962cm" svg:x="20.2cm" svg:y="3.038cm">
          <draw:text-box>
            <text:p>Result</text:p>
          </draw:text-box>
        </draw:frame>
        <draw:frame draw:style-name="gr4" draw:text-style-name="P5" draw:layer="layout" svg:width="2.6cm" svg:height="0.962cm" svg:x="20.2cm" svg:y="8cm">
          <draw:text-box>
            <text:p>Flag</text:p>
          </draw:text-box>
        </draw:frame>
        <draw:frame draw:style-name="gr6" draw:text-style-name="P6" draw:layer="layout" svg:width="12.8cm" svg:height="0.962cm" svg:x="7.6cm" svg:y="0.6cm">
          <draw:text-box>
            <text:p>BLOCK DIAGRAM OF ALU MODULE</text:p>
          </draw:text-box>
        </draw:fram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2" draw:text-style-name="P8" draw:layer="layout" svg:width="25.199cm" svg:height="2.629cm" svg:x="1.4cm" svg:y="0.628cm" presentation:class="title">
          <draw:text-box>
            <text:p>ALU DESCRIPTION</text:p>
          </draw:text-box>
        </draw:frame>
        <draw:frame presentation:style-name="pr3" draw:text-style-name="P8" draw:layer="layout" svg:width="25.199cm" svg:height="9.134cm" svg:x="1.4cm" svg:y="3.685cm" presentation:class="outline">
          <draw:text-box>
            <text:list text:style-name="L2">
              <text:list-item>
                <text:p>ALU module has two inputs of 8 bits and a control signal of 3 bits</text:p>
              </text:list-item>
              <text:list-item>
                <text:p>It has a 8 bits result output and a flag to indicate results of addition.</text:p>
                <text:p/>
              </text:list-item>
              <text:list-item>
                <text:p>FLAG DESCRIPTION:</text:p>
              </text:list-item>
              <text:list-item>
                <text:p>Bit 0 :if set it indicates that addition overflow.</text:p>
              </text:list-item>
              <text:list-item>
                <text:p>Bit 1:parity bit.</text:p>
              </text:list-item>
              <text:list-item>
                <text:p>Bit 2:Auxallary carry</text:p>
              </text:list-item>
              <text:list-item>
                <text:p>Bit 3:zerro result.</text:p>
              </text:list-item>
              <text:list-item>
                <text:p>Bit 4:sign </text:p>
                <text:p/>
              </text:list-item>
            </text:list>
          </draw:text-box>
        </draw:frame>
        <presentation:notes draw:style-name="dp2">
          <draw:page-thumbnail draw:style-name="gr7" draw:layer="layout" svg:width="19.798cm" svg:height="11.136cm" svg:x="0.6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21T14:54:55.913670744</meta:creation-date>
    <dc:date>2023-01-21T15:02:49.030004997</dc:date>
    <meta:editing-duration>PT7M38S</meta:editing-duration>
    <meta:editing-cycles>2</meta:editing-cycles>
    <meta:generator>LibreOffice/6.4.7.2$Linux_X86_64 LibreOffice_project/40$Build-2</meta:generator>
    <meta:document-statistic meta:object-count="50"/>
  </office:meta>
</office:document-meta>
</file>